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2" style:family="paragraph" style:parent-style-name="Standard">
      <style:paragraph-properties fo:margin-top="0cm" fo:margin-bottom="0cm" fo:text-align="center"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4" style:family="paragraph" style:parent-style-name="Standard" style:list-style-name="L1">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s:</text:p>
      <text:p text:style-name="P1">Bei Dialog Optionen werden die gewählten Optionen Einfluss auf das Verhalten der NPCs nehmen. Das heißt wenn man oft Dialog Optionen wie „ZEIG MIR WO DEIN MANN IST!“ nimmt, dann wird der Charakter einen Ruf als Grobian bekommen und die Leute werden denken man sei aggressiv. Oder wenn man oft direkte fragen stellt gilt man als direkt usw.</text:p>
      <text:p text:style-name="P2">Ein kopfloser Mann rennt durch die Wälder, man muss heraus finden warum er noch lebt und wie. Es ist ein mächtiger Krieger der von dem Schärfsten bekannten Schwert geköpft wurde. Er lebt noch durch sein eigenes Verzaubertes Schwert. </text:p>
      <text:p text:style-name="P1"><text:span text:style-name="T1">Ablauf</text:span>: In einem der beiden Dörfer hört man zwei Frauen mit einander reden. „Mein Mann will seit dem er diesen kopflosen Mann gesehen hat einfach nicht mehr in den Wald.“ - „Das liegt bestimmt daran das er getrunken hat.“ - „Das kann nicht sein er würde doch nicht betrunken Jagen gehen.“ - „Wenn du meinst.“ „ Naja ich muss weiter, die Äpfel nach Hause bringen.“ Wenn man nun die Frau des Jägers anspricht gibt es 2 Möglichkeiten das Gespräch zu beginnen: „Interessantes Gespräch“ - „ZEIG MIR WO DEIN MANN IST!“ - „</text:p>
      <text:p text:style-name="P1"><text:span text:style-name="T1">1.</text:span> Wenn man „Interessantes Gespräch“ wählt reagiert die Frau so: „Ach sie haben es also mit bekommen? Wollen sie mit meinem Mann darüber reden?“ Antwortmöglichkeiten: „Ja, deshalb bin ich hier.“ - „Nein“ - JA!</text:p>
      <text:p text:style-name="P1">Nur bei „Ja, deshalb bin ich hier“ und „JA!“ geht es weiter: „OK, komm herein er ist im Haus“ / „Nicht gleich so über reagieren, ich bringe euch ja schon zu meinem Mann“ Man kann jetzt das Haus ohne <text:s/>einzubrechen betreten. Weiter bei Punkt 3.</text:p>
      <text:p text:style-name="P1"><text:span text:style-name="T1">2.</text:span> Wenn man „ZEIG MIR WO DEIN MANN IST!“ wählt verändert sich die Antwort abhängig davon wie der Bekanntheitsgrad ist oder was für einen Eindruck das Äußere erweckt. Nicht bekannt und nicht Imposant: „Nein, und Schrei nicht so herum, dass wird dir helfen.“ Bekannt oder Imposant: „O...OK wenn du meinst.“ Hier geht es auch weiter bei Punkt 3.</text:p>
      <text:list xml:id="list1074424602102643564" text:style-name="L1">
        <text:list-item>
          <text:p text:style-name="P4">Wenn man den Jäger anspricht kann man ihn nach dem Kopflosen fragen: „Kannst du mir etwas über den Kopflosen Mann erzählen?“(Nette Art) - „Hast du den Kopflosen gesehen?“ - „SAG MIR WO DER KOPFLOSE IST!“ - „Stimmt es was deine Frau erzählt hat?“</text:p>
          <text:p text:style-name="P4">„Kannst du mir etwas über den Kopflosen Mann erzählen?“ und „Hast du den Kopflosen gesehen?“ Diese beiden Möglichkeiten bewirken die selbe Antwort nur bei der Reputation bringt dir der Satz: Kannst du mir etwas über den Kopflosen Mann erzählen? Einen Punkt bei Nett. Die Antwort vom Jäger auf die Frage: Ja ich habe ihn tatsächlich gesehen und kann dir auch sagen wo er ist, falls es dich Interessiert. </text:p>
          <text:p text:style-name="P4">Antwortmöglichkeiten: Ja – Ja, das wäre sehr nett. Danke.(Nette Art) – Jaaaa! (Gelangweilt, nervig) – Nein</text:p>
        </text:list-item>
      </text:list>
      <text:p text:style-name="P1"/>
      <text:p text:style-name="P2">Ein Junge wird von seinen Mitschülern gemobbt und will von dir das du den Anführer erschreckst. Du musst herausfinden vor was dieser Junge angst hat und ihn damit erschrecken z.B. fragst du seine Freunde, die wollen es dir aber nicht sagen dann gehst du zu seiner Mutter und fragst die. Diese sagt dir das ihr Sohn Angst vor Spinnen hat. Also kaufst du dir einen Spinnen Beschwörungszauber oder eine Rolle falls du kein Magier bist. Und erschrickst ihn damit als dank zeigt dir der Junge eine alte und verrostete Box um sie zu öffnen brauchst du entweder einen Zauber eine scharfe Waffe oder musst ein guter Schlösser Knacker sein. In der Box befindet sich ein Bild, ein Zettel und 5 Silberstücke auf dem Zettel steht so etwas wie: „Liebe Mama, lieber Papa wie geht es euch? Ich weiß ich habe schon lange nicht mehr Geschrieben, aber ich hatte alle Hände voll zu tun. Dafür verdiene ich jetzt wirklich viel und werde euch alle 2 Monate Geld im selben Wert zu schicken. Ich bin jetzt wie ich es mir erträumt habe Schriftsteller geworden und Verdiene damit wie ihr seht sehr gut. Viele Grüße euer Sohn Archibald“ Jetzt hat man die Möglichkeit entweder das Geld zu behalten oder die Eltern von Archibald ausfindig zu machen und es denen zu geben. </text:p>
      <text:p text:style-name="P2"/>
      <text:p text:style-name="P2">Ein Troll in einer Höhle hat eine Notiz auf der steht: Bring mir den Pelz des Trolls in der Nordöstlichen „Höhle“- es ist keine direkte Höhle sondern eher ein Unterschlupf der sich ein paar Meter weiter Südlich befindet als die eigentliche Höhle.“ In einer anderen Handschrift steht darunter: „Warum will sie den Pelz von genau diesem einen Troll, ich glaube ich sollte den Trollpelz erst einmal selbst untersuchen, wenn ich nur wüsste nach was ich suchen muss“ Wenn man ihn Untersucht und man ein Magier ist findet man heraus das dieser Trollpelz eine sehr hohe Magieresistenz 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7-04-26T13:42:14.84</meta:creation-date>
    <dc:date>2017-06-15T19:03:54.54</dc:date>
    <dc:creator>Joel </dc:creator>
    <meta:editing-duration>PT1H46M19S</meta:editing-duration>
    <meta:editing-cycles>9</meta:editing-cycles>
    <meta:generator>OpenOffice/4.1.3$Win32 OpenOffice.org_project/413m1$Build-9783</meta:generator>
    <meta:document-statistic meta:table-count="0" meta:image-count="0" meta:object-count="0" meta:page-count="1" meta:paragraph-count="12" meta:word-count="770" meta:character-count="4470"/>
  </office:meta>
</office:document-meta>
</file>